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9000002F1A7C427945E57585D.png" manifest:media-type="image/png"/>
  <manifest:file-entry manifest:full-path="Pictures/100000010000025B0000038B444761EDBEB6EEB5.png" manifest:media-type="image/png"/>
  <manifest:file-entry manifest:full-path="Pictures/10000001000001D40000015B0AA50091C3668D10.png" manifest:media-type="image/png"/>
  <manifest:file-entry manifest:full-path="Pictures/10000001000001D000000162856E685CCC399FAF.png" manifest:media-type="image/png"/>
  <manifest:file-entry manifest:full-path="Pictures/1000000100000209000002A0370AB1B205A058FE.png" manifest:media-type="image/png"/>
  <manifest:file-entry manifest:full-path="Pictures/100000010000025B0000038BCDC2DFC7FBFB8B88.png" manifest:media-type="image/png"/>
  <manifest:file-entry manifest:full-path="Pictures/10000001000001D4000000F605CE0519ADC1DC32.png" manifest:media-type="image/png"/>
  <manifest:file-entry manifest:full-path="Pictures/100000010000025B0000038B26ED30B98C35F836.png" manifest:media-type="image/png"/>
  <manifest:file-entry manifest:full-path="Pictures/100000010000025B0000038B2F5D901CACDAE4C5.png" manifest:media-type="image/png"/>
  <manifest:file-entry manifest:full-path="Pictures/10000001000001D000000166BD12BB13E814E9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3a1" officeooo:paragraph-rsid="000d73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08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71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01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x="1.919cm" svg:y="-0.296cm" svg:width="11.673cm" svg:height="16.87cm" draw:z-index="3"><draw:image xlink:href="Pictures/1000000100000209000002F1A7C427945E5758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61cm" svg:y="0.226cm" svg:width="12.384cm" svg:height="9.183cm" draw:z-index="0"><draw:image xlink:href="Pictures/10000001000001D40000015B0AA50091C3668D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1.674cm" svg:y="0.185cm" svg:width="13.787cm" svg:height="17.782cm" draw:z-index="2"><draw:image xlink:href="Pictures/1000000100000209000002A0370AB1B205A058FE.png" xlink:type="simple" xlink:show="embed" xlink:actuate="onLoad" draw:mime-type="image/png"/></draw:frame><text:soft-page-break/></text:p>
      <text:p text:style-name="P1"><draw:frame draw:style-name="fr1" draw:name="Imagen4" text:anchor-type="char" svg:x="2.358cm" svg:y="0.097cm" svg:width="12.384cm" svg:height="6.509cm" draw:z-index="1"><draw:image xlink:href="Pictures/10000001000001D4000000F605CE0519ADC1DC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-0.379cm" svg:y="0cm" svg:width="8.957cm" svg:height="13.473cm" draw:z-index="4"><draw:image xlink:href="Pictures/100000010000025B0000038B26ED30B98C35F836.png" xlink:type="simple" xlink:show="embed" xlink:actuate="onLoad" draw:mime-type="image/png"/></draw:frame><draw:frame draw:style-name="fr4" draw:name="Imagen6" text:anchor-type="char" svg:x="8.576cm" svg:y="0cm" svg:width="8.913cm" svg:height="6.699cm" draw:z-index="5"><draw:image xlink:href="Pictures/100000010000025B0000038B444761EDBEB6EE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2.997cm" svg:y="0.183cm" svg:width="12.278cm" svg:height="9.366cm" draw:z-index="6"><draw:image xlink:href="Pictures/10000001000001D000000162856E685CCC399F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8" text:anchor-type="char" svg:x="-0.82cm" svg:y="-0.079cm" svg:width="9.322cm" svg:height="12.432cm" draw:z-index="7"><draw:image xlink:href="Pictures/100000010000025B0000038B2F5D901CACDAE4C5.png" xlink:type="simple" xlink:show="embed" xlink:actuate="onLoad" draw:mime-type="image/png"/></draw:frame><draw:frame draw:style-name="fr2" draw:name="Imagen9" text:anchor-type="char" svg:x="8.5cm" svg:y="-0.079cm" svg:width="9.562cm" svg:height="8.941cm" draw:z-index="8"><draw:image xlink:href="Pictures/100000010000025B0000038BCDC2DFC7FBFB8B8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x="2.838cm" svg:y="0.187cm" svg:width="12.278cm" svg:height="9.474cm" draw:z-index="9"><draw:image xlink:href="Pictures/10000001000001D000000166BD12BB13E814E9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8:18:05.427000000</meta:creation-date>
    <dc:date>2023-12-13T08:53:54.633000000</dc:date>
    <meta:editing-duration>PT35M50S</meta:editing-duration>
    <meta:editing-cycles>1</meta:editing-cycles>
    <meta:document-statistic meta:table-count="0" meta:image-count="10" meta:object-count="0" meta:page-count="4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